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iten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ped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iten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corre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1:38:24.138999790</meta:creation-date>
    <dc:date>2025-02-02T14:14:58.825540900</dc:date>
    <meta:editing-duration>PT46M14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